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9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50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50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7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19" office:value-type="float" office:value="-100" calcext:value-type="float">
            <text:p>-100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8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50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50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50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50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50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50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1:32:24.659505079</meta:creation-date>
    <dc:date>2014-11-19T13:58:23.146035397</dc:date>
    <meta:editing-duration>P0D</meta:editing-duration>
    <meta:editing-cycles>1</meta:editing-cycles>
    <meta:generator>LibreOffice/4.1.2.3$Linux_x86 LibreOffice_project/410m0$Build-3</meta:generator>
    <meta:document-statistic meta:table-count="1" meta:cell-count="2500" meta:object-count="0"/>
  </office:meta>
</office:document-meta>
</file>